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03f" officeooo:paragraph-rsid="0014a03f"/>
    </style:style>
    <style:style style:name="P2" style:family="paragraph" style:parent-style-name="Standard">
      <style:paragraph-properties fo:text-align="start" style:justify-single-word="false"/>
      <style:text-properties officeooo:rsid="0014a03f" officeooo:paragraph-rsid="0014a03f"/>
    </style:style>
    <style:style style:name="P3" style:family="paragraph" style:parent-style-name="Standard">
      <style:paragraph-properties fo:text-align="start" style:justify-single-word="false"/>
      <style:text-properties officeooo:rsid="0015bd88" officeooo:paragraph-rsid="0014a03f"/>
    </style:style>
    <style:style style:name="P4" style:family="paragraph" style:parent-style-name="Standard">
      <style:paragraph-properties fo:text-align="start" style:justify-single-word="false"/>
      <style:text-properties officeooo:rsid="0015bd88" officeooo:paragraph-rsid="0015bd88"/>
    </style:style>
    <style:style style:name="P5" style:family="paragraph" style:parent-style-name="Standard">
      <style:paragraph-properties fo:text-align="start" style:justify-single-word="false"/>
      <style:text-properties officeooo:rsid="0017d40c" officeooo:paragraph-rsid="0017d40c"/>
    </style:style>
    <style:style style:name="P6" style:family="paragraph" style:parent-style-name="Standard">
      <style:paragraph-properties fo:text-align="start" style:justify-single-word="false"/>
      <style:text-properties officeooo:rsid="0017d40c" officeooo:paragraph-rsid="001a19a0"/>
    </style:style>
    <style:style style:name="P7" style:family="paragraph" style:parent-style-name="Standard">
      <style:paragraph-properties fo:text-align="start" style:justify-single-word="false"/>
      <style:text-properties officeooo:rsid="001a19a0" officeooo:paragraph-rsid="001a19a0"/>
    </style:style>
    <style:style style:name="P8" style:family="paragraph" style:parent-style-name="Standard">
      <style:paragraph-properties fo:text-align="start" style:justify-single-word="false"/>
      <style:text-properties officeooo:rsid="001a76f5" officeooo:paragraph-rsid="001a76f5"/>
    </style:style>
    <style:style style:name="P9" style:family="paragraph" style:parent-style-name="Standard">
      <style:paragraph-properties fo:text-align="start" style:justify-single-word="false"/>
      <style:text-properties officeooo:rsid="001bdebc" officeooo:paragraph-rsid="001bdebc"/>
    </style:style>
    <style:style style:name="P10" style:family="paragraph" style:parent-style-name="Standard">
      <style:paragraph-properties fo:text-align="start" style:justify-single-word="false"/>
      <style:text-properties officeooo:rsid="001e6795" officeooo:paragraph-rsid="001e6795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e6795" officeooo:paragraph-rsid="001e6795"/>
    </style:style>
    <style:style style:name="T1" style:family="text">
      <style:text-properties officeooo:rsid="00195da4"/>
    </style:style>
    <style:style style:name="T2" style:family="text">
      <style:text-properties officeooo:rsid="001a19a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1bde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8 </text:p>
      <text:p text:style-name="P1">Capitulo 6</text:p>
      <text:p text:style-name="P5">INSTALAÇÃO HASKELL NO UBUNTU</text:p>
      <text:p text:style-name="P5"/>
      <text:p text:style-name="P5">&gt; apt-get install haskell-stack</text:p>
      <text:p text:style-name="P5"/>
      <text:p text:style-name="P5">--------</text:p>
      <text:p text:style-name="P5"/>
      <text:p text:style-name="P5">&gt; stack new &lt;nome-de-projeto&gt;</text:p>
      <text:p text:style-name="P5">&gt; cd nome-de-projeto</text:p>
      <text:p text:style-name="P5">&gt; stack setup</text:p>
      <text:p text:style-name="P5">&gt; stack install stylish-haskell</text:p>
      <text:p text:style-name="P5">&gt; stack install ghc-mode</text:p>
      <text:p text:style-name="P5">&gt; stack install hlint</text:p>
      <text:p text:style-name="P5">&gt; apm install language-haskell haskell-ghc-mode ide-haskell-cabal \</text:p>
      <text:p text:style-name="P5"><text:s text:c="2"/>ide-haskell autocomplete-haskell</text:p>
      <text:p text:style-name="P5"/>
      <text:p text:style-name="P5">var container = function (x) { </text:p>
      <text:p text:style-name="P5"><text:tab/>this.__value = x </text:p>
      <text:p text:style-name="P5">}</text:p>
      <text:p text:style-name="P5"><text:s/></text:p>
      <text:p text:style-name="P5">Container.of = function (x) { return new Container (x) }</text:p>
      <text:p text:style-name="P5"/>
      <text:p text:style-name="P5"/>
      <text:p text:style-name="P5">Container.of(3);</text:p>
      <text:p text:style-name="P5">Container.of(‘hotdogs’);</text:p>
      <text:p text:style-name="P6"><text:span text:style-name="T1">Container.prototype.map = function (f) { </text:span></text:p>
      <text:p text:style-name="P6"><text:tab/><text:span text:style-name="T2">return Container.of (f ( this.__value));</text:span></text:p>
      <text:p text:style-name="P7">};</text:p>
      <text:p text:style-name="P7"/>
      <text:p text:style-name="P7">Container.of(2).map ( function (two) { </text:p>
      <text:p text:style-name="P7"><text:tab/>return two + 2;</text:p>
      <text:p text:style-name="P7">});</text:p>
      <text:p text:style-name="P7"/>
      <text:p text:style-name="P7">--→ Container(4)</text:p>
      <text:p text:style-name="P7"/>
      <text:p text:style-name="P7"/>
      <text:p text:style-name="P7">| <text:s text:c="10"/>|</text:p>
      <text:p text:style-name="P7">| <text:s text:c="2"/><text:span text:style-name="T3"><text:s/>2 <text:s/>|</text:span></text:p>
      <text:p text:style-name="P7">| <text:s text:c="10"/>|</text:p>
      <text:p text:style-name="P7">| <text:s text:c="10"/>|</text:p>
      <text:p text:style-name="P7"/>
      <text:p text:style-name="P7"><text:s text:c="5"/>|</text:p>
      <text:p text:style-name="P5"><text:s text:c="5"/><text:span text:style-name="T2">| </text:span></text:p>
      <text:p text:style-name="P7">Map( lambda x → x+2) </text:p>
      <text:p text:style-name="P7"/>
      <text:p text:style-name="P7"/>
      <text:p text:style-name="P7">| <text:s text:c="11"/>|</text:p>
      <text:p text:style-name="P7">| <text:s text:c="2"/><text:span text:style-name="T3"><text:s/>4 <text:s/>|</text:span></text:p>
      <text:p text:style-name="P7">| <text:s text:c="11"/>|</text:p>
      <text:p text:style-name="P7">| <text:s text:c="11"/>|</text:p>
      <text:p text:style-name="P7"><text:soft-page-break/>var Maybe = function (x) { </text:p>
      <text:p text:style-name="P7"><text:tab/>this.__value = x;</text:p>
      <text:p text:style-name="P7">}</text:p>
      <text:p text:style-name="P7"><text:tab/></text:p>
      <text:p text:style-name="P7">Maybe.of = function(x) { </text:p>
      <text:p text:style-name="P7"><text:tab/>return new Maybe(x);</text:p>
      <text:p text:style-name="P8">};</text:p>
      <text:p text:style-name="P8"/>
      <text:p text:style-name="P8">Maybe.prototype.isNothing = function (){</text:p>
      <text:p text:style-name="P8"><text:tab/>return (this.__value === null || this.__value === undefined);</text:p>
      <text:p text:style-name="P8">}</text:p>
      <text:p text:style-name="P8"/>
      <text:p text:style-name="P8">Maybe.prototype.map = function (f) { </text:p>
      <text:p text:style-name="P8"><text:tab/>return this.isNothing ()? Maybe.of (null) : <text:span text:style-name="T4">Maybe.of( f(this.__valve));</text:span></text:p>
      <text:p text:style-name="P9">};</text:p>
      <text:p text:style-name="P9"/>
      <text:p text:style-name="P9">Maybe.of(‘Raio maio’).map(match(/a/ig));</text:p>
      <text:p text:style-name="P9"/>
      <text:p text:style-name="P9">Maybe.of(null).map (match (/a/ig));</text:p>
      <text:p text:style-name="P9"/>
      <text:p text:style-name="P9">Maybe.of( { </text:p>
      <text:p text:style-name="P9"><text:tab/>name: ‘ Boris’ </text:p>
      <text:p text:style-name="P9">} </text:p>
      <text:p text:style-name="P9"/>
      <text:p text:style-name="P11">TEM NO LIVRO</text:p>
      <text:p text:style-name="P9"/>
      <text:p text:style-name="P9"/>
      <text:p text:style-name="P9"/>
      <text:p text:style-name="P9"/>
      <text:p text:style-name="P9"/>
      <text:p text:style-name="P10">4 tipos de fatores maybe </text:p>
      <text:p text:style-name="P10"><text:tab/><text:tab/> <text:s text:c="4"/>either </text:p>
      <text:p text:style-name="P10"><text:tab/><text:tab/> <text:s text:c="4"/>io</text:p>
      <text:p text:style-name="P10"><text:tab/><text:tab/> <text:s text:c="3"/>data.task</text:p>
      <text:p text:style-name="P10"/>
      <text:p text:style-name="P10">var IO = function (f) { </text:p>
      <text:p text:style-name="P10"><text:tab/>this.__value = f ;</text:p>
      <text:p text:style-name="P10">}</text:p>
      <text:p text:style-name="P10"/>
      <text:p text:style-name="P10">IO.of = function (f) { </text:p>
      <text:p text:style-name="P10"><text:tab/> return new ID ( function) {</text:p>
      <text:p text:style-name="P10"><text:tab/> <text:tab/>return x; </text:p>
      <text:p text:style-name="P10">});</text:p>
      <text:p text:style-name="P10"/>
      <text:p text:style-name="P10">};</text:p>
      <text:p text:style-name="P10"/>
      <text:p text:style-name="P10">IO.prototype.map = function (f) { </text:p>
      <text:p text:style-name="P10"><text:tab/>return new ID.(__.compose (f, this__value));</text:p>
      <text:p text:style-name="P10">};</text:p>
      <text:p text:style-name="P10"/>
      <text:p text:style-name="P10">maybe é um nothing</text:p>
      <text:p text:style-name="P10"/>
      <text:p text:style-name="P10"><text:soft-page-break/></text:p>
      <text:p text:style-name="P9"/>
      <text:p text:style-name="P9"/>
      <text:p text:style-name="P7"><text:s text:c="3"/></text:p>
      <text:p text:style-name="P5"/>
      <text:p text:style-name="P2"/>
      <text:p text:style-name="P2"/>
      <text:p text:style-name="P2"/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9:39:49.101187240</meta:creation-date>
    <dc:date>2016-08-22T21:21:24.428660101</dc:date>
    <meta:editing-duration>PT13M2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74" meta:word-count="223" meta:character-count="1466" meta:non-whitespace-character-count="1173"/>
  </office:meta>
</office:document-meta>
</file>